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4in" fo:margin-right="0in" anx:BungeniSectionType="PapersLaid"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5" style:family="section">
      <style:section-properties fo:background-color="transparent" fo:margin-left="0.6in" fo:margin-right="0in" anx:BungeniSectionType="PapersLaidList"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3in" fo:margin-right="0in" anx:BungeniSectionType="NMotionsContainer" anx:__BungeniMetaEditable="false" style:editable="false">
        <style:columns fo:column-count="1" fo:column-gap="0in"/>
        <style:background-image xlink:href="Pictures/100000000000000400000004D7F2E517.png" xlink:type="simple" xlink:actuate="onLoad" style:filter-name="PNG - Portable Network Graphic"/>
      </style:section-properties>
    </style:style>
    <style:style style:name="Sect7" style:family="section">
      <style:section-properties fo:background-color="transparent" fo:margin-left="0.5in" fo:margin-right="0in" anx:BungeniSectionType="NoticeOfMotion"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8"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4" anx:BungeniPersonRole="4" anx:BungeniSpeechByURI="ken.person.Francis.Acheka.1951-12-10" anx:BungeniSpeechBy="Francis Acheka" style:editable="false">
        <style:columns fo:column-count="1" fo:column-gap="0in"/>
        <style:background-image xlink:href="Pictures/1000000000000004000000045A636FA8.png" xlink:type="simple" xlink:actuate="onLoad" style:filter-name="PNG - Portable Network Graphic"/>
      </style:section-properties>
    </style:style>
    <style:style style:name="Sect9"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2" anx:BungeniPersonRole="2" anx:BungeniSpeechByURI="ken.person.Francis.NoKibaki.1951-12-08" anx:BungeniSpeechBy="Francis NoKibaki"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4in" fo:margin-right="0in" anx:BungeniSectionType="Conclusion" anx:__BungeniMetaEditable="false" anx:BungeniHouseClosingTime="16:43" style:editable="false">
        <style:columns fo:column-count="1" fo:column-gap="0in"/>
        <style:background-image xlink:href="Pictures/1000000000000004000000042C88C416.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HouseClosingTime="16:43" anx:BungeniSpeechAsURI="/ontology/roles/ke/member" anx:BungeniSpeechAsDesc="Member of Parliament" anx:BungeniSpeechAs="MemberOfParliament" anx:BungeniPersonID="305" anx:BungeniPersonRole="305" anx:BungeniSpeechByURI="ken.person.Kipkalia.Tegere.1945-03-10" anx:BungeniSpeechBy="Kipkalia Teger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text:id="ct-1413428788">
          <text:insertion>
            <office:change-info>
              <dc:creator>Danson Gemo</dc:creator>
              <dc:date>2010-02-25T17:45:00</dc:date>
            </office:change-info>
          </text:insertion>
        </text:changed-region>
        <text:changed-region text:id="ct-1413428676">
          <text:insertion>
            <office:change-info>
              <dc:creator>Danson Gemo</dc:creator>
              <dc:date>2010-02-25T17:46:00</dc:date>
            </office:change-info>
          </text:insertion>
        </text:changed-region>
        <text:changed-region text:id="ct-1413428564">
          <text:insertion>
            <office:change-info>
              <dc:creator>Danson Gemo</dc:creator>
              <dc:date>2010-02-25T17:46:00</dc:date>
            </office:change-info>
          </text:insertion>
        </text:changed-region>
        <text:changed-region text:id="ct-1413428340">
          <text:insertion>
            <office:change-info>
              <dc:creator>Danson Gemo</dc:creator>
              <dc:date>2010-02-25T17:46:00</dc:date>
            </office:change-info>
          </text:insertion>
        </text:changed-region>
        <text:changed-region text:id="ct-1413428116">
          <text:insertion>
            <office:change-info>
              <dc:creator>Danson Gemo</dc:creator>
              <dc:date>2010-02-25T17: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p text:style-name="Standard"/>
        <text:section text:style-name="Sect2" text:name="preface">
          <text:p text:style-name="heading_5f_preface"><text:s/>NATIONAL ASSEMBLY </text:p>
          <text:p text:style-name="Standard"/>
          <text:p text:style-name="subheading_5f_preface"><text:tab/>OFFICIAL REPORT </text:p>
          <text:p text:style-name="Standard"/>
          <text:p text:style-name="Standard"><text:tab/>Thursday 17th December 2008 </text:p>
          <text:p text:style-name="Standard"/>
          <text:p text:style-name="Standard"><text:tab/>The House met at 8:22 AM </text:p>
          <text:p text:style-name="Standard"/>
        </text:section>
        <text:p text:style-name="Standard"/>
        <text:section text:style-name="Sect3" text:name="comment1">
          <text:p text:style-name="observation">[Mr. Deputy Speaker in the Chair] </text:p>
        </text:section>
        <text:p text:style-name="Standard"><text:tab/> </text:p>
        <text:section text:style-name="Sect3" text:name="comment2">
          <text:p text:style-name="observation">PRAYERS </text:p>
        </text:section>
        <text:p text:style-name="Standard"/>
        <text:section text:style-name="Sect4" text:name="papers1">
          <text:p text:style-name="heading_5f_papers">PAPERS LAID </text:p>
          <text:p text:style-name="subheading_5f_papers"><text:tab/>The following Papers were laid on the Table:- </text:p>
          <text:section text:style-name="Sect5" text:name="tbldocs1">
            <text:list xml:id="list843770881"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
          </text:section>
          <text:p text:style-name="Standard"><text:tab/> </text:p>
        </text:section>
        <text:p text:style-name="Standard"><text:tab/> </text:p>
        <text:p text:style-name="Standard"/>
        <text:section text:style-name="Sect6" text:name="noticesmotion1">
          <text:p text:style-name="heading_5f_noticesofmotion">NOTICES OF MOTIONS </text:p>
          <text:p text:style-name="heading_5f_noticesofmotion"/>
          <text:p text:style-name="Standard"><text:tab/> </text:p>
          <text:section text:style-name="Sect7" text:name="noticeofmotion1">
            <text:p text:style-name="heading_5f_motion">Adoption of 35TH CPA <text:s/>(Africa Region) Report </text:p>
            <text:p text:style-name="Standard"><text:tab/> </text:p>
            <text:section text:style-name="Sect8" text:name="speech1">
              <text:p text:style-name="Standard"><text:reference-mark-start text:name="BungeniSpeechBy:FrancisAcheka1265"/>Mr Acheka:<text:reference-mark-end text:name="BungeniSpeechBy:FrancisAcheka1265"/> </text:p>
              <text:p text:style-name="Standard"><text:s/></text:p>
              <text:p text:style-name="Standard">Mr. Deputy Speaker, Sir, I beg to give notice of the following Motions:- </text:p>
              <text:list xml:id="list1619834357" text:style-name="L2">
                <text:list-item>
                  <text:p text:style-name="P2">THAT, this House adopts the Report of the Commonwealth Parliamentary Association <text:soft-page-break/>(CPA), Kenya Branch delegation to the 35th CPA Africa Region Conference held in Lobamba, Swaziland from 7th August, 2004 to 15th August, 2004 laid on the Table of the House on Thursday, 9th December, 2004. <text:change-start text:change-id="ct-1413428788"/></text:p>
                </text:list-item>
                <text:list-item>
                  <text:p text:style-name="P2">That additionally fre<text:change-end text:change-id="ct-1413428788"/><text:change-start text:change-id="ct-1413428676"/>e milk be supplied to schools</text:p>
                  <text:p text:style-name="P2"><text:change-end text:change-id="ct-1413428676"/></text:p>
                </text:list-item>
              </text:list>
              <text:p text:style-name="Standard"/>
            </text:section>
            <text:section text:style-name="Sect9" text:name="speech2">
              <text:p text:style-name="Standard"><text:reference-mark-start text:name="BungeniSpeechBy:FrancisNoKibaki2574"/>Mr. NoKibaki (Assistant Minister of Finance) <text:reference-mark-end text:name="BungeniSpeechBy:FrancisNoKibaki2574"/></text:p>
              <text:p text:style-name="Standard"/>
              <text:p text:style-name="Standard"><text:s/>Mr. Deputy Speaker, Sir, I beg to give notice of the following Motion:- </text:p>
              <text:p text:style-name="Standard"><text:tab/>THAT, this House adopts<text:change-start text:change-id="ct-1413428564"/>,<text:change-end text:change-id="ct-1413428564"/> the Report<text:change-start text:change-id="ct-1413428340"/>,<text:change-end text:change-id="ct-1413428340"/> of the first and second sessions of the Pan African Parliament of the African Union laid on the Table of this House on Thursday, 9th December, 2004. <text:change-start text:change-id="ct-1413428116"/>Why not adopt it unanimously.<text:change-end text:change-id="ct-1413428116"/></text:p>
            </text:section>
          </text:section>
          <text:p text:style-name="Standard"/>
        </text:section>
        <text:p text:style-name="Standard"/>
        <text:p text:style-name="Standard"/>
        <text:section text:style-name="Sect10" text:name="concl1">
          <text:section text:style-name="Sect11" text:name="speech3">
            <text:p text:style-name="Standard"><text:reference-mark-start text:name="BungeniSpeechBy:KipkaliaTegere5988"/>Mr.Dy Speaker (Mr.Tegere) <text:reference-mark-end text:name="BungeniSpeechBy:KipkaliaTegere5988"/></text:p>
            <text:p text:style-name="Standard">Hon. Members, the House is, therefore adjorned sine die. <text:s text:c="2"/></text:p>
            <text:p text:style-name="Standard"><text:tab/></text:p>
          </text:section>
          <text:p text:style-name="Standard"><text:s/></text:p>
          <text:p text:style-name="Standard"><text:tab/> </text:p>
          <text:p text:style-name="Standard">The House rose at <text:reference-mark-start text:name="BungeniHouseClosingTime:3612"/>9.50 p.m. <text:reference-mark-end text:name="BungeniHouseClosingTime:3612"/></text:p>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5xr1gdsw8f8j" draw:display-name="15xr1gdsw8f8j" xlink:href="Pictures/1000000000000004000000045A636FA8.png" xlink:type="simple" xlink:show="embed" xlink:actuate="onLoad"/>
    <draw:fill-image draw:name="_31_gpdpvkwmad1i" draw:display-name="1gpdpvkwmad1i" xlink:href="Pictures/1000000000000004000000044B8B09BB.png" xlink:type="simple" xlink:show="embed" xlink:actuate="onLoad"/>
    <draw:fill-image draw:name="_31_psdpnytrcst2" draw:display-name="1psdpnytrcst2" xlink:href="Pictures/1000000000000004000000045A636FA8.png" xlink:type="simple" xlink:show="embed" xlink:actuate="onLoad"/>
    <draw:fill-image draw:name="_31_qn0lhugtjge9" draw:display-name="1qn0lhugtjge9" xlink:href="Pictures/1000000000000004000000045A636FA8.png" xlink:type="simple" xlink:show="embed" xlink:actuate="onLoad"/>
    <draw:fill-image draw:name="_31_v0d8yoskiywf" draw:display-name="1v0d8yoskiywf" xlink:href="Pictures/100000000000000400000004D7F2E517.png" xlink:type="simple" xlink:show="embed" xlink:actuate="onLoad"/>
    <draw:fill-image draw:name="_31_vdn1ov7e5q35" draw:display-name="1vdn1ov7e5q35" xlink:href="Pictures/1000000000000004000000042C88C416.png" xlink:type="simple" xlink:show="embed" xlink:actuate="onLoad"/>
    <draw:fill-image draw:name="_31_vxruw2egxo2k" draw:display-name="1vxruw2egxo2k" xlink:href="Pictures/100000000000000400000004CC5182EB.png" xlink:type="simple" xlink:show="embed" xlink:actuate="onLoad"/>
    <draw:fill-image draw:name="_36_qh8gcz4hu0k" draw:display-name="6qh8gcz4hu0k" xlink:href="Pictures/1000000000000004000000045A636FA8.png" xlink:type="simple" xlink:show="embed" xlink:actuate="onLoad"/>
    <draw:fill-image draw:name="axwyl71quioq" xlink:href="Pictures/100000000000000400000004CC5182EB.png" xlink:type="simple" xlink:show="embed" xlink:actuate="onLoad"/>
    <draw:fill-image draw:name="bcbtlgkk4b8x" xlink:href="Pictures/1000000000000004000000042C88C416.png" xlink:type="simple" xlink:show="embed" xlink:actuate="onLoad"/>
    <draw:fill-image draw:name="hlwfol20n3vt" xlink:href="Pictures/1000000000000004000000044B8B09BB.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5T16:18:30</meta:creation-date>
    <meta:editing-duration>PT00H27M48S</meta:editing-duration>
    <meta:editing-cycles>5</meta:editing-cycles>
    <meta:generator>OpenOffice.org/3.1$Linux OpenOffice.org_project/310m19$Build-9420</meta:generator>
    <meta:initial-creator>Danson Gemo</meta:initial-creator>
    <dc:date>2010-02-26T11:11:02</dc:date>
    <dc:creator>Ashok Hariharan</dc:creator>
    <meta:document-statistic meta:table-count="0" meta:image-count="0" meta:object-count="0" meta:page-count="2" meta:paragraph-count="33" meta:word-count="297" meta:character-count="1855"/>
    <meta:user-defined meta:name="BungeniCountryCode">ke</meta:user-defined>
    <meta:user-defined meta:name="BungeniDocAuthor">Danson Gemo</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2-25</meta:user-defined>
    <meta:user-defined meta:name="BungeniExpDateName">expDate</meta:user-defined>
    <meta:user-defined meta:name="BungeniExpURI">/ke/debaterecord/2010-2-25/eng</meta:user-defined>
    <meta:user-defined meta:name="BungeniLanguageCode">eng</meta:user-defined>
    <meta:user-defined meta:name="BungeniManAuthor">user.Ashok</meta:user-defined>
    <meta:user-defined meta:name="BungeniManAuthorURI">user.Ashok</meta:user-defined>
    <meta:user-defined meta:name="BungeniManDate">2010-02-25</meta:user-defined>
    <meta:user-defined meta:name="BungeniManDateName">manDate</meta:user-defined>
    <meta:user-defined meta:name="BungeniManURI">/ke/debaterecord/2010-2-25/eng.xml</meta:user-defined>
    <meta:user-defined meta:name="BungeniOfficialDate">2010-02-25</meta:user-defined>
    <meta:user-defined meta:name="BungeniOfficialTime">16:18</meta:user-defined>
    <meta:user-defined meta:name="BungeniParliamentID">1</meta:user-defined>
    <meta:user-defined meta:name="BungeniParliamentSession">2</meta:user-defined>
    <meta:user-defined meta:name="BungeniParliamentSitting">3</meta:user-defined>
    <meta:user-defined meta:name="BungeniPublicationDate">2010-02-25</meta:user-defined>
    <meta:user-defined meta:name="BungeniPublicationName">debate</meta:user-defined>
    <meta:user-defined meta:name="BungeniPublicationNameFull"/>
    <meta:user-defined meta:name="BungeniWorkAuthor">user.Ashok</meta:user-defined>
    <meta:user-defined meta:name="BungeniWorkAuthorURI">user.Ashok</meta:user-defined>
    <meta:user-defined meta:name="BungeniWorkDate">2010-02-25</meta:user-defined>
    <meta:user-defined meta:name="BungeniWorkDateName">workDate</meta:user-defined>
    <meta:user-defined meta:name="BungeniWorkURI">/ke/debaterecord/2010-2-25</meta:user-defined>
    <meta:user-defined meta:name="Division">&amp;lt;notes&amp;gt;&amp;lt;/notes&amp;gt;</meta:user-defined>
    <meta:user-defined meta:name="Info 1"/>
    <meta:user-defined meta:name="Info 2"/>
    <meta:user-defined meta:name="Info 3"/>
    <meta:user-defined meta:name="Info 4"/>
    <meta:user-defined meta:name="__BungeniDocMeta">true</meta:user-defined>
  </office:meta>
</office:document-meta>
</file>